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egoe UI Semibold" svg:font-family="'Segoe UI Semibold', 'Segoe UI', 'Lucida Grande', Verdana, Arial, Helvetica, sans-serif"/>
    <style:font-face style:name="Segoe UI" svg:font-family="'Segoe UI', 'Lucida Grande', 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Таблица1" style:family="table">
      <style:table-properties style:width="17cm" style:rel-width="100%" table:align="left"/>
    </style:style>
    <style:style style:name="Таблица1.A" style:family="table-column">
      <style:table-column-properties style:column-width="17cm" style:rel-column-width="9638*"/>
    </style:style>
    <style:style style:name="Таблица1.A1" style:family="table-cell">
      <style:table-cell-properties style:vertical-align="middle" fo:background-color="#ededed" fo:padding-left="0cm" fo:padding-right="0.245cm" fo:padding-top="0cm" fo:padding-bottom="0.305cm" fo:border-left="none" fo:border-right="0.85pt solid #000000" fo:border-top="none" fo:border-bottom="0.85pt solid #000000">
        <style:background-image/>
      </style:table-cell-properties>
    </style:style>
    <style:style style:name="Таблица1.A2" style:family="table-cell">
      <style:table-cell-properties style:vertical-align="middle" fo:padding-left="0cm" fo:padding-right="0.245cm" fo:padding-top="0cm" fo:padding-bottom="0.305cm" fo:border-left="none" fo:border-right="0.85pt solid #000000" fo:border-top="none" fo:border-bottom="0.85pt solid #000000"/>
    </style:style>
    <style:style style:name="Таблица2" style:family="table">
      <style:table-properties style:width="17cm" style:rel-width="100%" table:align="left"/>
    </style:style>
    <style:style style:name="Таблица2.A" style:family="table-column">
      <style:table-column-properties style:column-width="6.701cm" style:rel-column-width="3799*"/>
    </style:style>
    <style:style style:name="Таблица2.B" style:family="table-column">
      <style:table-column-properties style:column-width="4.838cm" style:rel-column-width="2743*"/>
    </style:style>
    <style:style style:name="Таблица2.C" style:family="table-column">
      <style:table-column-properties style:column-width="5.461cm" style:rel-column-width="3096*"/>
    </style:style>
    <style:style style:name="Таблица2.A1" style:family="table-cell">
      <style:table-cell-properties style:vertical-align="middle" fo:background-color="#ededed" fo:padding-left="0.245cm" fo:padding-right="0.245cm" fo:padding-top="0.305cm" fo:padding-bottom="0.305cm" fo:border="0.05pt solid #bbbbbb">
        <style:background-image/>
      </style:table-cell-properties>
    </style:style>
    <style:style style:name="Таблица2.A2" style:family="table-cell">
      <style:table-cell-properties style:vertical-align="middle" fo:padding-left="0.245cm" fo:padding-right="0.245cm" fo:padding-top="0.305cm" fo:padding-bottom="0.305cm" fo:border="0.05pt solid #bbbbbb"/>
    </style:style>
    <style:style style:name="Таблица2.B2" style:family="table-cell">
      <style:table-cell-properties style:vertical-align="middle" fo:padding-left="0.245cm" fo:padding-right="0.245cm" fo:padding-top="0.305cm" fo:padding-bottom="0.305cm" fo:border="0.05pt solid #bbbbbb"/>
    </style:style>
    <style:style style:name="Таблица2.C2" style:family="table-cell">
      <style:table-cell-properties style:vertical-align="middle" fo:padding-left="0.245cm" fo:padding-right="0.245cm" fo:padding-top="0.305cm" fo:padding-bottom="0.305cm" fo:border="0.05pt solid #bbbbbb"/>
    </style:style>
    <style:style style:name="Таблица2.A3" style:family="table-cell">
      <style:table-cell-properties style:vertical-align="middle" fo:padding-left="0.245cm" fo:padding-right="0.245cm" fo:padding-top="0.305cm" fo:padding-bottom="0.305cm" fo:border="0.05pt solid #bbbbbb"/>
    </style:style>
    <style:style style:name="Таблица2.B3" style:family="table-cell">
      <style:table-cell-properties style:vertical-align="middle" fo:padding-left="0.245cm" fo:padding-right="0.245cm" fo:padding-top="0.305cm" fo:padding-bottom="0.305cm" fo:border="0.05pt solid #bbbbbb"/>
    </style:style>
    <style:style style:name="Таблица2.C3" style:family="table-cell">
      <style:table-cell-properties style:vertical-align="middle" fo:padding-left="0.245cm" fo:padding-right="0.245cm" fo:padding-top="0.305cm" fo:padding-bottom="0.305cm" fo:border="0.05pt solid #bbbbbb"/>
    </style:style>
    <style:style style:name="Таблица2.A4" style:family="table-cell">
      <style:table-cell-properties style:vertical-align="middle" fo:padding-left="0.245cm" fo:padding-right="0.245cm" fo:padding-top="0.305cm" fo:padding-bottom="0.305cm" fo:border="0.05pt solid #bbbbbb"/>
    </style:style>
    <style:style style:name="Таблица2.B4" style:family="table-cell">
      <style:table-cell-properties style:vertical-align="middle" fo:padding-left="0.245cm" fo:padding-right="0.245cm" fo:padding-top="0.305cm" fo:padding-bottom="0.305cm" fo:border="0.05pt solid #bbbbbb"/>
    </style:style>
    <style:style style:name="Таблица2.C4" style:family="table-cell">
      <style:table-cell-properties style:vertical-align="middle" fo:padding-left="0.245cm" fo:padding-right="0.245cm" fo:padding-top="0.305cm" fo:padding-bottom="0.305cm" fo:border="0.05pt solid #bbbbbb"/>
    </style:style>
    <style:style style:name="Таблица2.A5" style:family="table-cell">
      <style:table-cell-properties style:vertical-align="middle" fo:padding-left="0.245cm" fo:padding-right="0.245cm" fo:padding-top="0.305cm" fo:padding-bottom="0.305cm" fo:border="0.05pt solid #bbbbbb"/>
    </style:style>
    <style:style style:name="Таблица2.B5" style:family="table-cell">
      <style:table-cell-properties style:vertical-align="middle" fo:padding-left="0.245cm" fo:padding-right="0.245cm" fo:padding-top="0.305cm" fo:padding-bottom="0.305cm" fo:border="0.05pt solid #bbbbbb"/>
    </style:style>
    <style:style style:name="Таблица2.C5" style:family="table-cell">
      <style:table-cell-properties style:vertical-align="middle" fo:padding-left="0.245cm" fo:padding-right="0.245cm" fo:padding-top="0.305cm" fo:padding-bottom="0.305cm" fo:border="0.05pt solid #bbbbbb"/>
    </style:style>
    <style:style style:name="Таблица2.A6" style:family="table-cell">
      <style:table-cell-properties style:vertical-align="middle" fo:padding-left="0.245cm" fo:padding-right="0.245cm" fo:padding-top="0.305cm" fo:padding-bottom="0.305cm" fo:border="0.05pt solid #bbbbbb"/>
    </style:style>
    <style:style style:name="Таблица2.B6" style:family="table-cell">
      <style:table-cell-properties style:vertical-align="middle" fo:padding-left="0.245cm" fo:padding-right="0.245cm" fo:padding-top="0.305cm" fo:padding-bottom="0.305cm" fo:border="0.05pt solid #bbbbbb"/>
    </style:style>
    <style:style style:name="Таблица2.C6" style:family="table-cell">
      <style:table-cell-properties style:vertical-align="middle" fo:padding-left="0.245cm" fo:padding-right="0.245cm" fo:padding-top="0.305cm" fo:padding-bottom="0.305cm" fo:border="0.05pt solid #bbbbbb"/>
    </style:style>
    <style:style style:name="Таблица2.A7" style:family="table-cell">
      <style:table-cell-properties style:vertical-align="middle" fo:padding-left="0.245cm" fo:padding-right="0.245cm" fo:padding-top="0.305cm" fo:padding-bottom="0.305cm" fo:border="0.05pt solid #bbbbbb"/>
    </style:style>
    <style:style style:name="Таблица2.B7" style:family="table-cell">
      <style:table-cell-properties style:vertical-align="middle" fo:padding-left="0.245cm" fo:padding-right="0.245cm" fo:padding-top="0.305cm" fo:padding-bottom="0.305cm" fo:border="0.05pt solid #bbbbbb"/>
    </style:style>
    <style:style style:name="Таблица2.C7" style:family="table-cell">
      <style:table-cell-properties style:vertical-align="middle" fo:padding-left="0.245cm" fo:padding-right="0.245cm" fo:padding-top="0.305cm" fo:padding-bottom="0.305cm" fo:border="0.05pt solid #bbbbbb"/>
    </style:style>
    <style:style style:name="Таблица2.A8" style:family="table-cell">
      <style:table-cell-properties style:vertical-align="middle" fo:padding-left="0.245cm" fo:padding-right="0.245cm" fo:padding-top="0.305cm" fo:padding-bottom="0.305cm" fo:border="0.05pt solid #bbbbbb"/>
    </style:style>
    <style:style style:name="Таблица2.B8" style:family="table-cell">
      <style:table-cell-properties style:vertical-align="middle" fo:padding-left="0.245cm" fo:padding-right="0.245cm" fo:padding-top="0.305cm" fo:padding-bottom="0.305cm" fo:border="0.05pt solid #bbbbbb"/>
    </style:style>
    <style:style style:name="Таблица2.C8" style:family="table-cell">
      <style:table-cell-properties style:vertical-align="middle" fo:padding-left="0.245cm" fo:padding-right="0.245cm" fo:padding-top="0.305cm" fo:padding-bottom="0.305cm" fo:border="0.05pt solid #bbbbbb"/>
    </style:style>
    <style:style style:name="Таблица2.A9" style:family="table-cell">
      <style:table-cell-properties style:vertical-align="middle" fo:padding-left="0.245cm" fo:padding-right="0.245cm" fo:padding-top="0.305cm" fo:padding-bottom="0.305cm" fo:border="0.05pt solid #bbbbbb"/>
    </style:style>
    <style:style style:name="Таблица2.B9" style:family="table-cell">
      <style:table-cell-properties style:vertical-align="middle" fo:padding-left="0.245cm" fo:padding-right="0.245cm" fo:padding-top="0.305cm" fo:padding-bottom="0.305cm" fo:border="0.05pt solid #bbbbbb"/>
    </style:style>
    <style:style style:name="Таблица2.C9" style:family="table-cell">
      <style:table-cell-properties style:vertical-align="middle" fo:padding-left="0.245cm" fo:padding-right="0.245cm" fo:padding-top="0.305cm" fo:padding-bottom="0.305cm" fo:border="0.05pt solid #bbbbbb"/>
    </style:style>
    <style:style style:name="Таблица2.A10" style:family="table-cell">
      <style:table-cell-properties style:vertical-align="middle" fo:padding-left="0.245cm" fo:padding-right="0.245cm" fo:padding-top="0.305cm" fo:padding-bottom="0.305cm" fo:border="0.05pt solid #bbbbbb"/>
    </style:style>
    <style:style style:name="Таблица2.B10" style:family="table-cell">
      <style:table-cell-properties style:vertical-align="middle" fo:padding-left="0.245cm" fo:padding-right="0.245cm" fo:padding-top="0.305cm" fo:padding-bottom="0.305cm" fo:border="0.05pt solid #bbbbbb"/>
    </style:style>
    <style:style style:name="Таблица2.C10" style:family="table-cell">
      <style:table-cell-properties style:vertical-align="middle" fo:padding-left="0.245cm" fo:padding-right="0.245cm" fo:padding-top="0.305cm" fo:padding-bottom="0.305cm" fo:border="0.05pt solid #bbbbbb"/>
    </style:style>
    <style:style style:name="P1" style:family="paragraph" style:list-style-name="L2"/>
    <style:style style:name="P2" style:family="paragraph" style:list-style-name="L3"/>
    <style:style style:name="P3" style:family="paragraph" style:list-style-name="L4"/>
    <style:style style:name="T1" style:family="text">
      <style:text-properties fo:color="#2a2a2a"/>
    </style:style>
    <style:style style:name="T2" style:family="text">
      <style:text-properties fo:color="#00709f" style:text-line-through-style="none" style:text-line-through-type="none" style:text-underline-style="none" style:text-blinking="false"/>
    </style:style>
    <style:style style:name="T3" style:family="text">
      <style:text-properties fo:font-variant="normal" fo:text-transform="none" fo:color="#2a2a2a" style:font-name="Segoe UI" fo:font-size="11.3000001907349pt" fo:letter-spacing="normal" fo:font-style="normal" fo:font-weight="normal"/>
    </style:style>
    <style:style style:name="T4" style:family="text">
      <style:text-properties fo:font-variant="normal" fo:text-transform="none" fo:color="#2a2a2a" style:font-name="Segoe UI" fo:font-size="11.3000001907349pt" fo:letter-spacing="normal" fo:font-style="normal" fo:font-weight="normal" fo:padding="0cm" fo:border="none"/>
    </style:style>
    <style:style style:name="T5" style:family="text">
      <style:text-properties fo:font-variant="normal" fo:text-transform="none" fo:color="#00709f" style:text-line-through-style="none" style:text-line-through-type="none" style:font-name="Segoe UI" fo:font-size="11.3000001907349pt" fo:letter-spacing="normal" fo:font-style="normal" style:text-underline-style="none" fo:font-weight="normal" style:text-blinking="false"/>
    </style:style>
    <style:style style:name="T6" style:family="text">
      <style:text-properties fo:font-variant="normal" fo:text-transform="none" fo:color="#00709f" style:text-line-through-style="none" style:text-line-through-type="none" style:font-name="Segoe UI" fo:font-size="11.3000001907349pt" fo:letter-spacing="normal" fo:font-style="normal" style:text-underline-style="none" fo:font-weight="normal" style:text-blinking="false" fo:padding="0cm" fo:border="none"/>
    </style:style>
    <style:style style:name="T7" style:family="text">
      <style:text-properties officeooo:rsid="00131c44"/>
    </style:style>
    <style:style style:name="T8" style:family="text">
      <style:text-properties fo:color="#636363"/>
    </style:style>
    <style:style style:name="T9" style:family="text">
      <style:text-properties fo:color="#636363"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1.247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Архитектура задач и потоков</text:h>
      <text:p text:style-name="Text_20_body">Потоки — это возможность операционной системы, позволяющая разделить логику приложений на несколько одновременных путей выполнения. Эта особенность полезна, когда сложные приложения имеют много задач, которые могут выполняться одновременно.</text:p>
      <text:p text:style-name="Text_20_body">Когда операционная система выполняет экземпляр приложения, она создает модуль, называемый процессом, для управления экземпляром. Процесс имеет поток выполнения. Это ряд программных команд, выполненных кодом приложения. Например, если простое приложение имеет один набор команд, которые могут быть выполнены последовательно, есть только один путь выполнения или поток приложения. Более сложные приложения могут иметь несколько задач, которые могут выполняться одновременно, а не последовательно. Приложение может сделать это, запуская отдельные процессы для каждой задачи. Однако запуск процесса — это ресурсоемкая операция. Вместо этого приложение может запустить отдельные потоки. Они относительно менее ресурсоемки. Кроме этого, каждый поток можно запланировать для выполнения независимо от других потоков, связанных с процессом.</text:p>
      <text:p text:style-name="Text_20_body">Потоки позволяют сложным приложениям более эффективно использовать ЦП, даже на компьютерах с одним ЦП. С одним ЦП только один поток может выполняться одновременно. Если один поток выполняет длительную операцию, которая не использует ЦП, например считывание с диска или запись на диск, другой поток может выполняться, пока первая операция не завершится. Возможность выполнять потоки, в то время как другие потоки ожидают завершения операции, позволяет приложению увеличить использование ЦП. Это особенно касается многопользовательских приложений, интенсивно использующих операции дискового ввода-вывода, например сервера базы данных. Компьютеры, имеющие несколько микропроцессоров или ЦП, могут выполнять одновременно по одному потоку на каждом ЦП. Например, если компьютер имеет восемь ЦП, он может выполнять одновременно восемь потоков.</text:p>
      <text:h text:style-name="Heading_20_2" text:outline-level="2">Работа с расписаниями задач и пакетов SQL Server</text:h>
      <text:p text:style-name="Text_20_body">Каждый экземпляр SQL Server является отдельным процессом операционной системы. Каждый экземпляр должен быть в состоянии обслужить тысячи параллельных запросов пользователей. В экземплярах SQL Server для управления указанными параллельными задачами используются потоки Microsoft Windows либо, в случае наличия соответствующих настроек, волокна. Каждый экземпляр SQL Server всегда задействует несколько потоков системных процессов. К ним относятся один или более потоков, отведенных под сервер Net-Library, сетевой поток управления вводом-выводом, а также сигнальный поток для соединения с диспетчером управления службами.</text:p>
      <text:h text:style-name="Heading_20_3" text:outline-level="3">Основные сведения о планировании</text:h>
      <text:p text:style-name="Text_20_body">Каждый экземпляр SQL Server содержит внутренний слой, представляющий собой среду, близкую к операционной системе. Указанный внутренний слой используется для планирования и синхронизации параллельно выполняемых задач без вызова функций ядра Windows. Данный внутренний слой также может быть использован для планирования работы <text:soft-page-break/>волокон и потоков Windows. Каждый экземпляр SQL Server резервирует для выполнения запросов пользователя пул волокон или потоков Windows. Максимальный размер указанного пула задается серверной настройкой <text:a xlink:type="simple" xlink:href="https://technet.microsoft.com/ru-ru/library/ms187024(v=sql.105).aspx" text:style-name="Internet_20_link" text:visited-style-name="Visited_20_Internet_20_Link">max worker threads</text:a>.</text:p>
      <text:p text:style-name="Text_20_body">Для правильного понимания процесса обработки запроса или задачи необходимо ознакомиться с представленными ниже понятиями.</text:p>
      <text:p text:style-name="List_20_Heading"><text:alphabetical-index-mark-start text:id="IMark139639862436776"/>соединение<text:alphabetical-index-mark-end text:id="IMark139639862436776"/></text:p>
      <text:p text:style-name="List_20_Contents">Соединение устанавливается в случае успешной регистрации пользователя. После его установления пользователь может вводить исполняемые инструкции Transact-SQL. Соединение обрывается в случае его удаления или при завершении сеанса пользователем.</text:p>
      <text:p text:style-name="List_20_Heading"><text:alphabetical-index-mark-start text:id="IMark139639866531160"/>пакет<text:alphabetical-index-mark-end text:id="IMark139639866531160"/></text:p>
      <text:p text:style-name="List_20_Contents">Пакет SQL состоит из одной или нескольких инструкций Transact-SQL, отправляемых с клиента на экземпляр SQL Server. Он представляет собой единицу работы, посылаемую пользователем компоненту Database Engine.</text:p>
      <text:p text:style-name="List_20_Heading"><text:alphabetical-index-mark-start text:id="IMark139639858781176" text:key1="windows"/>задача<text:alphabetical-index-mark-end text:id="IMark139639858781176"/></text:p>
      <text:p text:style-name="List_20_Contents">Задача представляет собой единицу работы, запланированной SQL Server. Пакет может предназначаться одной или нескольким задачам. Например, параллельный запрос выполняется сразу несколькими задачами.</text:p>
      <text:p text:style-name="List_20_Heading"><text:alphabetical-index-mark-start text:id="IMark139639858783096" text:key1="windows"/>поток Windows<text:alphabetical-index-mark-end text:id="IMark139639858783096"/></text:p>
      <text:p text:style-name="List_20_Contents">Каждый поток Windows представляет собой независимый процесс выполнения задач.</text:p>
      <text:p text:style-name="List_20_Heading"><text:alphabetical-index-mark-start text:id="IMark139639858781176"/>thread<text:alphabetical-index-mark-end text:id="IMark139639858781176"/></text:p>
      <text:p text:style-name="List_20_Contents">thread (Волокно) представляет собой упрощенный поток, для выполнения которого требуется меньшее количество ресурсов Windows и возможно переключение контекстов в пользовательском режиме. Один поток Windows может быть сопоставлен с несколькими волокнами.</text:p>
      <text:p text:style-name="List_20_Heading">рабочий поток</text:p>
      <text:p text:style-name="List_20_Contents">Рабочий поток представляет собой логический поток SQL Server, внутренне сопоставленный отношением «один к одному» (1:1) с потоком Windows либо, если включен параметр lightweight pooling, с волокном. Указанное сопоставление поддерживается до тех пор, пока рабочий поток не будет освобожден в результате нехватки памяти или превышения интервала ожидания. Взаимосвязь задачи с рабочим потоком поддерживается в течение всего периода выполнения задачи.</text:p>
      <text:h text:style-name="Heading_20_3" text:outline-level="3">Управление соединениями пользователей и ресурсами рабочих потоков</text:h>
      <text:p text:style-name="Text_20_body"><text:bookmark text:name="sectionToggle1"/>Даже упрощенные потоки и волокна задействуют достаточное количество ресурсов. В системах с сотнями и тысячами пользовательских соединений выделение одного рабочего потока на каждое соединение может привести к чрезмерной загрузке доступных ресурсов и в результате к снижению производительности SQL Server. Так как большую часть времени соединения находятся в состоянии ожидания пакетов, принимаемых от клиента, то выделение отдельного рабочего потока для каждого соединения является нецелесообразным. Вместо этого экземпляр SQL Server использует пул рабочих потоков. Пул рабочих потоков экземпляра должен иметь объем, достаточный для обслуживания текущего количества параллельных соединений пользователей, выполняющих пакеты. Чтобы эффективно распределить соединения пользователей между несколькими рабочими потоками в экземпляре SQL Server, параметру <text:span text:style-name="Strong_20_Emphasis">max worker threads</text:span>необходимо задать значение по умолчанию 0. Это обеспечивает существенное снижение объема используемых ресурсов.</text:p>
      <text:h text:style-name="Heading_20_3" text:outline-level="3"><text:soft-page-break/>Настройка SQL Server на использование волокон</text:h>
      <text:p text:style-name="Text_20_body"><text:bookmark text:name="sectionToggle2"/>Параметр настройки сервера <text:a xlink:type="simple" xlink:href="https://technet.microsoft.com/ru-ru/library/ms178074(v=sql.105).aspx" text:style-name="Internet_20_link" text:visited-style-name="Visited_20_Internet_20_Link">lightweight pooling</text:a> определяет использование потоков или волокон Windows в SQL Server. Значением по умолчанию для данного параметра является 0. При задании данного значения экземпляр SQL Server распределяет потоки Windows между потоками исполнителя согласно значениям, указанным в параметре <text:span text:style-name="Strong_20_Emphasis">max worker threads</text:span>. Если параметру <text:span text:style-name="Strong_20_Emphasis">lightweight pooling</text:span> присвоено значение 1, то в SQL Server вместо потоков Windows используются волокна. Это называется работой в режиме волокон. В режиме волокон экземпляр SQL Server выделяет один поток Windows для каждого планировщика SQL, а затем для каждого рабочего потока выделяет волокно согласно значениям, указанным в параметре <text:span text:style-name="Strong_20_Emphasis">max worker threads</text:span>. В экземпляре SQL Server для планирования и синхронизации задач используются одинаковые алгоритмы как при использовании волокон, так и при работе с потоками Windows. Выпуск SQL Server Express не поддерживает волокна. Дополнительные сведения см. в разделе <text:a xlink:type="simple" xlink:href="https://technet.microsoft.com/ru-ru/library/ms191506(v=sql.105).aspx" text:style-name="Internet_20_link" text:visited-style-name="Visited_20_Internet_20_Link">Использование параметра lightweight pooling</text:a>. Использовать планирование в режиме волокон для выполнения распространенных операций не рекомендуется. Это может привести к снижению производительности, мешая нормальной работе переключения контекста. Кроме того, некоторые компоненты SQL Server не выполняются правильно в режиме волокон. Дополнительные сведения см. в разделе <text:a xlink:type="simple" xlink:href="https://technet.microsoft.com/ru-ru/library/ms178074(v=sql.105).aspx" text:style-name="Internet_20_link" text:visited-style-name="Visited_20_Internet_20_Link">использование упрощенных пулов</text:a>.</text:p>
      <text:h text:style-name="Heading_20_3" text:outline-level="3">Принципы работы с расписаниями задач и пакетов SQL Server</text:h>
      <text:p text:style-name="Text_20_body"><text:bookmark text:name="sectionToggle3"/>При подключении приложения к компоненту Database Engine ему присваивается идентификатор сеанса (SPID). Вся информация, требующаяся во время сеанса соединения, хранится и обрабатывается во внутренних структурах данных, связанных с идентификатором SPID. По получении экземпляром SQL Server клиентского пакета производится его разбивка на задачи, каждой из которых из пула рабочих потоков выделяется доступный рабочий поток. Привязка рабочего потока к задаче сохраняется в течение всего времени выполнения задачи. Рабочий поток выполняет запросы соответствующего ему планировщика SQL. В том случае, когда все рабочие потоки заняты, но при этом их количество не превышает значение параметра <text:span text:style-name="Strong_20_Emphasis">max worker threads</text:span>, экземпляр SQL Server выделяет для нового пакета новый рабочий поток. В случае, когда все рабочие потоки заняты и при этом их количество соответствует значению параметра <text:span text:style-name="Strong_20_Emphasis">max worker threads</text:span>, экземпляр SQL Server переводит задачу в режим ожидания до момента высвобождения рабочего потока.</text:p>
      <text:p text:style-name="Text_20_body">Привязка задачи к рабочему потоку сохраняется до окончательного выполнения указанной задачи, например до окончания отсылки клиенту последнего полученного пакетом результирующего набора. По окончании выполнения предыдущей задачи рабочий поток высвобождается и может быть связан с задачами следующего пакета.</text:p>
      <text:p text:style-name="Text_20_body">Компонент Database Engine выполняет задания от определенного соединения только в промежутке времени между получением пакета и отправкой результатов клиенту. В течение указанного промежутка времени могут возникнуть ситуации, когда нет необходимости обрабатывать данные пакета. Например, могут появиться промежутки времени, когда компонент Database Engine находится в режиме ожидания окончания получения данных по запросу или высвобождения рабочего потока другим пакетом. Взаимосвязь задачи с рабочим <text:soft-page-break/>потоком сохраняется даже в случае ее блокирования каким-либо ресурсом.</text:p>
      <text:p text:style-name="Text_20_body">Когда компонент Database Engine начинает обрабатывать задачу, связанную с пакетом, происходит планирование рабочего потока, связанного с задачей. По окончании выполнения задачи рабочим потоком экземпляр SQL Server перераспределяет его на следующую задачу. В течение сеанса соединения его идентификатор SPID не изменяется. Длительные соединения могут содержать собственные пакетные задачи, выполняемые с помощью нескольких рабочих потоков. Например, задачи первого пакета могут выполняться с помощью рабочего потока worker1, а задачи второго пакета — с помощью worker2. Некоторые инструкции могут выполняться параллельно. В данном случае пакет может содержать несколько задач, одновременно выполняемых несколькими рабочими потоками.</text:p>
      <text:h text:style-name="Heading_20_3" text:outline-level="3">Распределение потоков ЦП</text:h>
      <text:p text:style-name="Text_20_body">По умолчанию каждый экземпляр SQL Server запускает один поток. Если функция подобия была включена, операционная система назначает поток конкретному ЦП. Операционная система распределяет потоки экземпляров SQL Server поровну между микропроцессорами или ЦП компьютера в зависимости от загрузки. Иногда операционная система также может перенести поток из загруженного ЦП на другой. Компонент SQL Server Database Engine, в свою очередь, назначает рабочие потоки планировщикам, которые распределяют потоки в равной мере между ЦП.</text:p>
      <text:p text:style-name="Text_20_body">Параметр <text:span text:style-name="Strong_20_Emphasis">affinity mask</text:span> задается при помощи инструкции <text:a xlink:type="simple" xlink:href="https://technet.microsoft.com/ru-ru/library/ee210585(v=sql.105).aspx" text:style-name="Internet_20_link" text:visited-style-name="Visited_20_Internet_20_Link">ALTER SERVER CONFIGURATION</text:a>. Если параметр <text:span text:style-name="Strong_20_Emphasis">affinity mask</text:span> не задан, экземпляр SQL Server распределяет рабочие потоки равномерно между всеми активными планировщиками.</text:p>
      <text:h text:style-name="Heading_20_3" text:outline-level="3">Использование параметра lightweight pooling</text:h>
      <text:p text:style-name="Text_20_body">Нагрузка, возникающая при контекстном переключении потоков, не очень высока. Для большинства экземпляров SQL Server установка параметра <text:a xlink:type="simple" xlink:href="https://technet.microsoft.com/ru-ru/library/ms178074(v=sql.105).aspx" text:style-name="Internet_20_link" text:visited-style-name="Visited_20_Internet_20_Link">lightweight pooling</text:a> в 0 или 1 не вызовет заметного влияния на производительность. Выиграть от установки параметра <text:span text:style-name="Strong_20_Emphasis">lightweight pooling</text:span> могут только те экземпляры SQL Server, которые выполняются там, где:</text:p>
      <text:list xml:id="list8777592919784470631" text:style-name="L2">
        <text:list-item>
          <text:p>установлен мощный многопроцессорный сервер;</text:p>
        </text:list-item>
        <text:list-item>
          <text:p>все процессоры работают почти на пределе производительности;</text:p>
        </text:list-item>
        <text:list-item>
          <text:p>высок уровень переключения контекста.</text:p>
        </text:list-item>
      </text:list>
      <text:p text:style-name="Text_20_body">В таких системах может наблюдаться небольшое повышение эффективности, если параметр <text:span text:style-name="Strong_20_Emphasis">lightweight pooling</text:span>установлен в значение 1.</text:p>
      <text:p text:style-name="Text_20_body">Использовать планирование в режиме волокон для выполнения обычных операций не рекомендуется. Это может привести к снижению производительности, мешая нормальной работе переключения контекста. Кроме того, некоторые компоненты SQL Server не выполняются правильно в режиме волокон. Дополнительные сведения см. в разделе <text:a xlink:type="simple" xlink:href="https://technet.microsoft.com/ru-ru/library/ms178074(v=sql.105).aspx" text:style-name="Internet_20_link" text:visited-style-name="Visited_20_Internet_20_Link">Использование упрощенных пулов</text:a>.</text:p>
      <text:h text:style-name="Heading_20_2" text:outline-level="2"><text:soft-page-break/>Выполнение потоков и волокон</text:h>
      <text:p text:style-name="Text_20_body">В Microsoft Windows используется числовая система приоритетов, распределяющая выполняемые потоки по уровням от 1 до 31. Значение 0 зарезервировано для использования операционной системой. При наличии в очереди на выполнение нескольких потоков Windows сначала обслуживает поток с наивысшим приоритетом.</text:p>
      <text:p text:style-name="Text_20_body">Каждый экземпляр SQL Server по умолчанию имеет уровень приоритета 7, что соответствует стандартному уровню. Это значение по умолчанию задает потокам SQL Server достаточно высокий уровень приоритета, позволяющий им получать достаточно ресурсов ЦП, не снижая производительности других приложений.</text:p>
      <text:p text:style-name="Text_20_body">Параметр конфигурации <text:a xlink:type="simple" xlink:href="https://technet.microsoft.com/ru-ru/library/ms180943(v=sql.105).aspx" text:style-name="Internet_20_link" text:visited-style-name="Visited_20_Internet_20_Link">priority boost</text:a> используется для повышения приоритета потоков экземпляра SQL Server до 13 уровня (наивысший приоритет). Этот параметр назначает потокам SQL Server более высокий приоритет по отношению к другим приложениям. При этом потоки SQL Server всегда будут обслуживаться в первую очередь, а потоки других приложений не смогут занимать ресурсы системы ранее потоков с более высоким приоритетом. Представленные выше меры могут повысить производительность сервера, на котором выполняются только экземпляры SQL Server. Однако если в приложении SQL Server выполняется ресурсоемкая операция, то не рекомендуется присваивать высокий приоритет другим приложениям, так как это может привести к загрузке ресурсов, необходимых для обслуживания потока SQL Server.</text:p>
      <text:p text:style-name="Text_20_body">Если на компьютере выполняется несколько экземпляров SQL Server, то повышение приоритетов одних может привести к снижению производительности других. Кроме того, включение параметра <text:span text:style-name="Strong_20_Emphasis">priority boost</text:span> может привести к простою других приложений и компонентов, выполняемых на компьютере. Таким образом, данный параметр рекомендуется использовать только в строго определенных условиях.</text:p>
      <text:h text:style-name="Heading_20_2" text:outline-level="2">ЦП с поддержкой горячей замены</text:h>
      <text:p text:style-name="Text_20_body">ЦП с поддержкой горячей замены — это возможность динамически добавлять центральные процессоры в запущенную систему. Добавление центральных процессоров может осуществляться физически — путем добавления нового оборудования, логически — путем оперативного аппаратного секционирования, виртуально — через уровень виртуализации. Начиная с SQL Server 2008, SQL Server поддерживает ЦП с поддержкой горячей замены.</text:p>
      <text:p text:style-name="Text_20_body">Требования для ЦП с поддержкой горячей замены:</text:p>
      <text:list xml:id="list4147228081221592690" text:style-name="L3">
        <text:list-item>
          <text:p>оборудование с поддержкой ЦП с поддержкой горячей замены;</text:p>
        </text:list-item>
        <text:list-item>
          <text:p>64-разрядный выпуск Windows Server 2008 Datacenter или Windows Server 2008 Enterprise Edition для операционных систем на платформе Itanium;</text:p>
        </text:list-item>
        <text:list-item>
          <text:p>SQL Server Enterprise.</text:p>
        </text:list-item>
        <text:list-item>
          <text:p>SQL Server не может быть настроен на использование программной архитектуры NUMA. Дополнительные сведения о программной архитектуре NUMA см. в разделах <text:a xlink:type="simple" xlink:href="https://technet.microsoft.com/ru-ru/library/ms178144(v=sql.105).aspx" text:style-name="Internet_20_link" text:visited-style-name="Visited_20_Internet_20_Link">Основные сведения о неоднородном доступе к памяти</text:a> и <text:a xlink:type="simple" xlink:href="https://technet.microsoft.com/ru-ru/library/ms345357(v=sql.105).aspx" text:style-name="Internet_20_link" text:visited-style-name="Visited_20_Internet_20_Link">Как настроить </text:a><text:soft-page-break/><text:a xlink:type="simple" xlink:href="https://technet.microsoft.com/ru-ru/library/ms345357(v=sql.105).aspx" text:style-name="Internet_20_link" text:visited-style-name="Visited_20_Internet_20_Link">сервер SQL Server на использование программной архитектуры NUMA</text:a>.</text:p>
        </text:list-item>
      </text:list>
      <text:p text:style-name="Text_20_body">После добавления центральных процессоров SQL Server не начинает автоматически использовать их. Это предотвращает использование SQL Server центральных процессоров, добавленных для каких-либо других целей. После добавления центральных процессоров выполните инструкцию <text:a xlink:type="simple" xlink:href="https://technet.microsoft.com/ru-ru/library/ms176069(v=sql.105).aspx" text:style-name="Internet_20_link" text:visited-style-name="Visited_20_Internet_20_Link">RECONFIGURE</text:a>, что позволит SQL Server распознать новые центральные процессоры в качестве доступных ресурсов.</text:p>
      <table:table table:name="Таблица1" table:style-name="Таблица1">
        <table:table-column table:style-name="Таблица1.A"/>
        <table:table-row>
          <table:table-cell table:style-name="Таблица1.A1" office:value-type="string">
            <text:p text:style-name="Table_20_Heading"><text:bookmark text:name="alert_note"/><text:span text:style-name="Strong_20_Emphasis">Примечание</text:span></text:p>
          </table:table-cell>
        </table:table-row>
        <table:table-row>
          <table:table-cell table:style-name="Таблица1.A2" office:value-type="string">
            <text:p text:style-name="Table_20_Contents">Для использования новых центральных процессоров необходимо изменить настройки параметра <text:a xlink:type="simple" xlink:href="https://technet.microsoft.com/ru-ru/library/ms188291(v=sql.105).aspx" text:style-name="Internet_20_link" text:visited-style-name="Visited_20_Internet_20_Link">affinity64 mask</text:a>.</text:p>
          </table:table-cell>
        </table:table-row>
      </table:table>
      <text:h text:style-name="Heading_20_2" text:outline-level="2">Рекомендации по использованию SQL Server на компьютерах, которые имеют более 64 ЦП</text:h>
      <text:p text:style-name="Text_20_body">В этом разделе представлены рекомендации по использованию экземпляра SQL Server на компьютерах, имеющих более 64 ЦП.</text:p>
      <text:h text:style-name="Heading_20_3" text:outline-level="3">Связывание аппаратных потоков с процессорами</text:h>
      <text:p text:style-name="Text_20_body"><text:bookmark text:name="sectionToggle0"/>Не используйте параметры конфигурации сервера <text:span text:style-name="Strong_20_Emphasis">affinity mask</text:span> и <text:span text:style-name="Strong_20_Emphasis">affinity64 mask</text:span> для привязки процессоров к определенным потокам. Эти параметры поддерживают использование не более 64 ЦП. Используйте вместо этого функцию<text:a xlink:type="simple" xlink:href="https://technet.microsoft.com/ru-ru/library/ee210585(v=sql.105).aspx" text:style-name="Internet_20_link" text:visited-style-name="Visited_20_Internet_20_Link">ALTER SERVER CONFIGURATION (Transact-SQL)</text:a>.</text:p>
      <text:h text:style-name="Heading_20_3" text:outline-level="3">Управление размером файла журнала транзакций</text:h>
      <text:p text:style-name="Text_20_body"><text:bookmark text:name="sectionToggle11"/>Не следует полагаться на функцию автоувеличения для увеличения размера файла журнала транзакций. Увеличение журнала транзакций должно происходить последовательно. Увеличение журнала может помешать записи транзакций до тех пор, пока увеличение журнала не будет завершено. Вместо этого заранее выделите место для всех файлов журналов, установив размер файлов в значение, достаточное для поддержки обычной рабочей нагрузки в среде.</text:p>
      <text:h text:style-name="Heading_20_3" text:outline-level="3">Задание максимальной степени параллелизма для операций с индексами</text:h>
      <text:p text:style-name="Text_20_body"><text:bookmark text:name="sectionToggle21"/>Производительность операций с индексами, таких как создание или перестроение индекса, можно улучшить на компьютерах с несколькими процессорами, временно используя модель восстановления баз данных с неполным протоколированием или простую модель восстановления. Для таких операций с индексами характерна значительная интенсивность обращения к журналам, а конфликты при обращении к журналу влияют на выбор оптимальной степени параллелизма (DOP), производимый SQL Server.</text:p>
      <text:p text:style-name="Text_20_body">Кроме того, следует подумать о задании для этих операций параметра максимальной степени параллелизма (MAXDOP). Следующие рекомендации являются общими и основаны на внутренних тестах. Чтобы определить оптимальное значение параметра MAXDOP для конкретной среды, испробуйте несколько разных значений.</text:p>
      <text:list xml:id="list8289902254795550180" text:style-name="L4">
        <text:list-item>
          <text:p><text:soft-page-break/>При использовании модели полного восстановления ограничьте параметр <text:span text:style-name="Strong_20_Emphasis">максимальная степень параллелизма</text:span>значением 8 (или меньше).</text:p>
        </text:list-item>
        <text:list-item>
          <text:p>При использовании модели восстановления с неполным протоколированием или простой модели восстановления параметру <text:span text:style-name="Strong_20_Emphasis">максимальная степень параллелизма</text:span> можно задать значение больше 8.</text:p>
        </text:list-item>
        <text:list-item>
          <text:p>Для серверов с настроенным компонентом NUMA параметр MAXDOP не должен превышать количество процессоров, назначенных каждому узлу NUMA. Это связано с тем, что запрос, вероятнее всего, будет использовать локальную память первого узла NUMA, что может снизить время доступа к памяти.</text:p>
        </text:list-item>
        <text:list-item>
          <text:p>Для серверов с включенным параметром гиперпоточности, произведенных в 2009 г. или ранее, значение MAXDOP не должно превышать количества физических процессоров.</text:p>
        </text:list-item>
      </text:list>
      <text:p text:style-name="Text_20_body">Дополнительные сведения о параметре <text:span text:style-name="Strong_20_Emphasis">max degree of parallelism</text:span> см. в разделе <text:a xlink:type="simple" xlink:href="https://technet.microsoft.com/ru-ru/library/ms188611(v=sql.105).aspx" text:style-name="Internet_20_link" text:visited-style-name="Visited_20_Internet_20_Link">Степень параллелизма</text:a>.</text:p>
      <text:h text:style-name="Heading_20_3" text:outline-level="3">Задание максимального числа рабочих потоков</text:h>
      <text:p text:style-name="Text_20_body"><text:bookmark text:name="sectionToggle31"/>Всегда задавайте максимальное число рабочих потоков таким образом, чтобы оно было больше параметра максимальной степени параллелизма. Количество рабочих потоков всегда должно быть по крайней мере в семь раз больше количества ЦП, имеющихся на сервере. Дополнительные сведения см. в разделе <text:a xlink:type="simple" xlink:href="https://technet.microsoft.com/ru-ru/library/ms187024(v=sql.105).aspx" text:style-name="Internet_20_link" text:visited-style-name="Visited_20_Internet_20_Link">Параметр max worker threads</text:a>.</text:p>
      <text:h text:style-name="Heading_20_3" text:outline-level="3">Использование приложений SQL Trace и SQL Server Profiler</text:h>
      <text:p text:style-name="Text_20_body"><text:bookmark text:name="sectionToggle4"/>В рабочей среде не рекомендуется использовать приложения SQL Trace и Приложение SQL Server Profiler. Издержки использования этих средств также увеличиваются по мере увеличения числа процессоров. Если в рабочей среде необходимо использовать приложение SQL Trace, следует ограничить до минимума число отслеживаемых событий. Следует внимательно тестировать каждое событие отслеживания под нагрузкой и избегать сочетания событий, которые могут значительно повлиять на производительность.</text:p>
      <text:h text:style-name="Heading_20_3" text:outline-level="3">Задание числа файлов данных базы данных tempdb</text:h>
      <text:p text:style-name="Text_20_body"><text:bookmark text:name="sectionToggle5"/>Обычно число файлов данных базы данных <text:span text:style-name="Strong_20_Emphasis">tempdb</text:span> должно соответствовать количеству процессоров. Однако количество ресурсов для управления базой данных можно уменьшить, внимательно изучив параллельное использование базы данных<text:span text:style-name="Strong_20_Emphasis">tempdb</text:span>. Например, если в системе 64 процессора и обычно только 32 запроса используют <text:span text:style-name="Strong_20_Emphasis">tempdb</text:span>, увеличение числа файлов <text:span text:style-name="Strong_20_Emphasis">tempdb</text:span> до 64 не приведет к повышению производительности. Дополнительные сведения см. в разделе <text:a xlink:type="simple" xlink:href="https://technet.microsoft.com/ru-ru/library/ms175527(v=sql.105).aspx" text:style-name="Internet_20_link" text:visited-style-name="Visited_20_Internet_20_Link">Оптимизация производительности базы данных tempdb </text:a>.</text:p>
      <text:h text:style-name="Heading_20_3" text:outline-level="3">Компоненты SQL Server, которые поддерживают более 64 ЦП</text:h>
      <text:p text:style-name="Text_20_body"><text:bookmark text:name="sectionToggle6"/>В следующей таблице перечислены компоненты SQL Server и указано, поддерживают ли они более 64 ЦП.</text:p>
      <table:table table:name="Таблица2" table:style-name="Таблица2">
        <table:table-column table:style-name="Таблица2.A"/>
        <table:table-column table:style-name="Таблица2.B"/>
        <table:table-column table:style-name="Таблица2.C"/>
        <text:soft-page-break/>
        <table:table-row>
          <table:table-cell table:style-name="Таблица2.A1" office:value-type="string">
            <text:p text:style-name="Table_20_Heading">Имя процесса</text:p>
          </table:table-cell>
          <table:table-cell table:style-name="Таблица2.A1" office:value-type="string">
            <text:p text:style-name="Table_20_Heading">Исполняемая программа</text:p>
          </table:table-cell>
          <table:table-cell table:style-name="Таблица2.A1" office:value-type="string">
            <text:p text:style-name="Table_20_Heading">Использование более 64 ЦП</text:p>
          </table:table-cell>
        </table:table-row>
        <table:table-row>
          <table:table-cell table:style-name="Таблица2.A2" office:value-type="string">
            <text:p text:style-name="Table_20_Contents">SQL Server Database Engine</text:p>
          </table:table-cell>
          <table:table-cell table:style-name="Таблица2.B2" office:value-type="string">
            <text:p text:style-name="Table_20_Contents">Sqlserver.exe</text:p>
          </table:table-cell>
          <table:table-cell table:style-name="Таблица2.C2" office:value-type="string">
            <text:p text:style-name="Table_20_Contents">Да</text:p>
          </table:table-cell>
        </table:table-row>
        <table:table-row>
          <table:table-cell table:style-name="Таблица2.A3" office:value-type="string">
            <text:p text:style-name="Table_20_Contents">Службы Reporting Services</text:p>
          </table:table-cell>
          <table:table-cell table:style-name="Таблица2.B3" office:value-type="string">
            <text:p text:style-name="Table_20_Contents">Rs.exe</text:p>
          </table:table-cell>
          <table:table-cell table:style-name="Таблица2.C3" office:value-type="string">
            <text:p text:style-name="Table_20_Contents">Нет</text:p>
          </table:table-cell>
        </table:table-row>
        <table:table-row>
          <table:table-cell table:style-name="Таблица2.A4" office:value-type="string">
            <text:p text:style-name="Table_20_Contents">Службы Analysis Services</text:p>
          </table:table-cell>
          <table:table-cell table:style-name="Таблица2.B4" office:value-type="string">
            <text:p text:style-name="Table_20_Contents">As.exe</text:p>
          </table:table-cell>
          <table:table-cell table:style-name="Таблица2.C4" office:value-type="string">
            <text:p text:style-name="Table_20_Contents">Нет</text:p>
          </table:table-cell>
        </table:table-row>
        <table:table-row>
          <table:table-cell table:style-name="Таблица2.A5" office:value-type="string">
            <text:p text:style-name="Table_20_Contents">Integration Services</text:p>
          </table:table-cell>
          <table:table-cell table:style-name="Таблица2.B5" office:value-type="string">
            <text:p text:style-name="Table_20_Contents">Is.exe</text:p>
          </table:table-cell>
          <table:table-cell table:style-name="Таблица2.C5" office:value-type="string">
            <text:p text:style-name="Table_20_Contents">Нет</text:p>
          </table:table-cell>
        </table:table-row>
        <table:table-row>
          <table:table-cell table:style-name="Таблица2.A6" office:value-type="string">
            <text:p text:style-name="Table_20_Contents">Service Broker</text:p>
          </table:table-cell>
          <table:table-cell table:style-name="Таблица2.B6" office:value-type="string">
            <text:p text:style-name="Table_20_Contents">Sb.exe</text:p>
          </table:table-cell>
          <table:table-cell table:style-name="Таблица2.C6" office:value-type="string">
            <text:p text:style-name="Table_20_Contents">Нет</text:p>
          </table:table-cell>
        </table:table-row>
        <table:table-row>
          <table:table-cell table:style-name="Таблица2.A7" office:value-type="string">
            <text:p text:style-name="Table_20_Contents">Полнотекстовый поиск</text:p>
          </table:table-cell>
          <table:table-cell table:style-name="Таблица2.B7" office:value-type="string">
            <text:p text:style-name="Table_20_Contents">Fts.exe</text:p>
          </table:table-cell>
          <table:table-cell table:style-name="Таблица2.C7" office:value-type="string">
            <text:p text:style-name="Table_20_Contents">Нет</text:p>
          </table:table-cell>
        </table:table-row>
        <table:table-row>
          <table:table-cell table:style-name="Таблица2.A8" office:value-type="string">
            <text:p text:style-name="Table_20_Contents">Агент SQL Server</text:p>
          </table:table-cell>
          <table:table-cell table:style-name="Таблица2.B8" office:value-type="string">
            <text:p text:style-name="Table_20_Contents">Sqlagent.exe</text:p>
          </table:table-cell>
          <table:table-cell table:style-name="Таблица2.C8" office:value-type="string">
            <text:p text:style-name="Table_20_Contents">Нет</text:p>
          </table:table-cell>
        </table:table-row>
        <table:table-row>
          <table:table-cell table:style-name="Таблица2.A9" office:value-type="string">
            <text:p text:style-name="Table_20_Contents">Среда SQL Server Management Studio</text:p>
          </table:table-cell>
          <table:table-cell table:style-name="Таблица2.B9" office:value-type="string">
            <text:p text:style-name="Table_20_Contents">Ssms.exe</text:p>
          </table:table-cell>
          <table:table-cell table:style-name="Таблица2.C9" office:value-type="string">
            <text:p text:style-name="Table_20_Contents">Нет</text:p>
          </table:table-cell>
        </table:table-row>
        <table:table-row>
          <table:table-cell table:style-name="Таблица2.A10" office:value-type="string">
            <text:p text:style-name="Table_20_Contents">Программа установки SQL Server</text:p>
          </table:table-cell>
          <table:table-cell table:style-name="Таблица2.B10" office:value-type="string">
            <text:p text:style-name="Table_20_Contents">Setup.exe</text:p>
          </table:table-cell>
          <table:table-cell table:style-name="Таблица2.C10" office:value-type="string">
            <text:p text:style-name="Table_20_Contents">Нет</text:p>
          </table:table-cell>
        </table:table-row>
      </table:table>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egoe UI Semibold" svg:font-family="'Segoe UI Semibold', 'Segoe UI', 'Lucida Grande', Verdana, Arial, Helvetica, sans-serif"/>
    <style:font-face style:name="Segoe UI" svg:font-family="'Segoe UI', 'Lucida Grande', Verdana, Arial, Helvetica, 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Георгий Павлович Камнев</meta:initial-creator>
    <meta:creation-date>2017-01-26T14:59:20.486150584</meta:creation-date>
    <meta:generator>LibreOffice/4.3.3.2$Linux_X86_64 LibreOffice_project/430m0$Build-2</meta:generator>
    <dc:date>2017-01-26T15:20:23.832390761</dc:date>
    <dc:creator>Георгий Павлович Камнев</dc:creator>
    <meta:editing-duration>PT21M2S</meta:editing-duration>
    <meta:editing-cycles>4</meta:editing-cycles>
    <meta:document-statistic meta:table-count="2" meta:image-count="0" meta:object-count="0" meta:page-count="8" meta:paragraph-count="107" meta:word-count="2462" meta:character-count="19489" meta:non-whitespace-character-count="17138"/>
  </office:meta>
</office:document-meta>
</file>